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adornments="Bold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 fo:padding="0in" fo:border="none" style:shadow="none"/>
    </style:style>
    <style:style style:name="P2" style:family="paragraph" style:parent-style-name="Table_20_Contents">
      <style:paragraph-properties fo:text-align="start" style:justify-single-word="false" fo:padding="0in" fo:border="none" style:shadow="none"/>
    </style:style>
    <style:style style:name="P3" style:family="paragraph" style:parent-style-name="Text_20_body" style:list-style-name="L1"/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3"/>
    <style:style style:name="P9" style:family="paragraph" style:parent-style-name="Text_20_body" style:list-style-name="L3"/>
    <style:style style:name="P10" style:family="paragraph" style:parent-style-name="Text_20_body" style:list-style-name="L3"/>
    <style:style style:name="P11" style:family="paragraph" style:parent-style-name="Text_20_body" style:list-style-name="L3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4"/>
    <style:style style:name="P15" style:family="paragraph" style:parent-style-name="Text_20_body" style:list-style-name="L4"/>
    <style:style style:name="P16" style:family="paragraph" style:parent-style-name="Text_20_body" style:list-style-name="L4"/>
    <style:style style:name="P17" style:family="paragraph" style:parent-style-name="Text_20_body" style:list-style-name="L4"/>
    <style:style style:name="P18" style:family="paragraph" style:parent-style-name="Text_20_body" style:list-style-name="L4"/>
    <style:style style:name="P19" style:family="paragraph" style:parent-style-name="Text_20_body" style:list-style-name="L5"/>
    <style:style style:name="P20" style:family="paragraph" style:parent-style-name="Text_20_body" style:list-style-name="L5"/>
    <style:style style:name="P21" style:family="paragraph" style:parent-style-name="Text_20_body" style:list-style-name="L6"/>
    <style:style style:name="P22" style:family="paragraph" style:parent-style-name="Text_20_body" style:list-style-name="L6"/>
    <style:style style:name="P23" style:family="paragraph" style:parent-style-name="Text_20_body" style:list-style-name="L6"/>
    <style:style style:name="P24" style:family="paragraph" style:parent-style-name="Text_20_body" style:list-style-name="L8"/>
    <style:style style:name="P25" style:family="paragraph" style:parent-style-name="Text_20_body" style:list-style-name="L9"/>
    <style:style style:name="P26" style:family="paragraph" style:parent-style-name="Text_20_body" style:list-style-name="L10"/>
    <style:style style:name="P27" style:family="paragraph" style:parent-style-name="Text_20_body" style:list-style-name="L10"/>
    <style:style style:name="P28" style:family="paragraph" style:parent-style-name="Text_20_body" style:list-style-name="L10"/>
    <style:style style:name="P29" style:family="paragraph" style:parent-style-name="Text_20_body" style:list-style-name="L10"/>
    <style:style style:name="P30" style:family="paragraph" style:parent-style-name="Text_20_body" style:list-style-name="L10"/>
    <style:style style:name="P31" style:family="paragraph" style:parent-style-name="Text_20_body" style:list-style-name="L10"/>
    <style:style style:name="P32" style:family="paragraph" style:parent-style-name="Text_20_body">
      <style:text-properties style:font-name="Courier 10 Pitch" fo:font-size="8pt" style:font-size-asian="8pt" style:font-size-complex="8pt"/>
    </style:style>
    <style:style style:name="P33" style:family="paragraph" style:parent-style-name="Text_20_body" style:list-style-name="L2"/>
    <style:style style:name="P34" style:family="paragraph" style:parent-style-name="Text_20_body" style:list-style-name="L2"/>
    <style:style style:name="P35" style:family="paragraph" style:parent-style-name="Text_20_body" style:list-style-name="L7">
      <style:paragraph-properties fo:margin-left="1.4772in" fo:margin-right="0in" fo:text-indent="0in" style:auto-text-indent="false"/>
    </style:style>
    <style:style style:name="P36" style:family="paragraph" style:parent-style-name="Text_20_body" style:list-style-name="L7">
      <style:paragraph-properties fo:margin-left="1.4772in" fo:margin-right="0in" fo:text-indent="0in" style:auto-text-indent="false"/>
    </style:style>
    <style:style style:name="P37" style:family="paragraph" style:parent-style-name="Text_20_body" style:list-style-name="L7">
      <style:paragraph-properties fo:margin-left="1.4772in" fo:margin-right="0in" fo:text-indent="0in" style:auto-text-indent="false"/>
    </style:style>
    <style:style style:name="P38" style:family="paragraph" style:parent-style-name="Text_20_body" style:list-style-name="L7">
      <style:paragraph-properties fo:margin-left="1.4772in" fo:margin-right="0in" fo:text-indent="0in" style:auto-text-indent="false"/>
    </style:style>
    <style:style style:name="P39" style:family="paragraph" style:parent-style-name="Heading_20_1" style:master-page-name="Righ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-0.2083in" text:min-label-width="0.25in"/>
      </text:list-level-style-number>
      <text:list-level-style-number text:level="2" text:style-name="Numbering_20_Symbols" style:num-suffix="." style:num-format="1">
        <style:list-level-properties text:space-before="0.2917in" text:min-label-width="0.25in"/>
      </text:list-level-style-number>
      <text:list-level-style-number text:level="3" text:style-name="Numbering_20_Symbols" style:num-suffix="." style:num-format="1">
        <style:list-level-properties text:space-before="0.7917in" text:min-label-width="0.25in"/>
      </text:list-level-style-number>
      <text:list-level-style-number text:level="4" text:style-name="Numbering_20_Symbols" style:num-suffix="." style:num-format="1">
        <style:list-level-properties text:space-before="1.2917in" text:min-label-width="0.25in"/>
      </text:list-level-style-number>
      <text:list-level-style-number text:level="5" text:style-name="Numbering_20_Symbols" style:num-suffix="." style:num-format="1">
        <style:list-level-properties text:space-before="1.7917in" text:min-label-width="0.25in"/>
      </text:list-level-style-number>
      <text:list-level-style-number text:level="6" text:style-name="Numbering_20_Symbols" style:num-suffix="." style:num-format="1">
        <style:list-level-properties text:space-before="2.2917in" text:min-label-width="0.25in"/>
      </text:list-level-style-number>
      <text:list-level-style-number text:level="7" text:style-name="Numbering_20_Symbols" style:num-suffix="." style:num-format="1">
        <style:list-level-properties text:space-before="2.7917in" text:min-label-width="0.25in"/>
      </text:list-level-style-number>
      <text:list-level-style-number text:level="8" text:style-name="Numbering_20_Symbols" style:num-suffix="." style:num-format="1">
        <style:list-level-properties text:space-before="3.2917in" text:min-label-width="0.25in"/>
      </text:list-level-style-number>
      <text:list-level-style-number text:level="9" text:style-name="Numbering_20_Symbols" style:num-suffix="." style:num-format="1">
        <style:list-level-properties text:space-before="3.7917in" text:min-label-width="0.25in"/>
      </text:list-level-style-number>
      <text:list-level-style-number text:level="10" text:style-name="Numbering_20_Symbols" style:num-suffix="." style:num-format="1">
        <style:list-level-properties text:space-before="4.2917in" text:min-label-width="0.2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1">Migration Design</text:h>
      <text:p text:style-name="Text_20_body">The migration, duplication and cloning actions are almost the same. <text:s/>Cloning is the same as migration, but with the added condition that the source and destination media types are the same. <text:s/>With migration and cloning the new copy replaces the old copy with respect to the metadata that the users see. <text:s/>Duplication mimics the encp multiple copy functionality and leaves the original file metadata as the primary metadata that the users see from PNFS or Chimera</text:p>
      <text:p text:style-name="Text_20_body"/>
      <text:p text:style-name="Text_20_body">Functionality exists to undo a migration or cloning. <text:s/>As of this writing duplication does not have this capability.</text:p>
      <text:p text:style-name="Text_20_body"/>
      <text:p text:style-name="Text_20_body">All new copies of files are re-read to make sure the files were written correctly. <text:s/>This is the scanning or check phase.</text:p>
      <text:p text:style-name="Text_20_body"/>
      <text:p text:style-name="Text_20_body">Cloning is flagged separately from migration so that the media type being cloned is not automatically plotted and reported as a media type with 99.9% of its media not yet migrated. <text:s/>This is consistent with the basic reason for migration to move from old less dense media to new denser media.</text:p>
      <text:h text:style-name="Heading_20_2" text:outline-level="2">Code Execution</text:h>
      <text:p text:style-name="Text_20_body">Currently, a mix of direct database access and file/volume clerk requests are used to drive the migration process. <text:s/>Eventually, the goal is to have everything work one way or the other.</text:p>
      <text:p text:style-name="Text_20_body"/>
      <text:p text:style-name="Text_20_body">There are six main top level access points for migration:</text:p>
      <text:list text:style-name="L10">
        <text:list-item>
          <text:p text:style-name="P26">migrate_files()</text:p>
        </text:list-item>
        <text:list-item>
          <text:p text:style-name="P26">migrate_volume()</text:p>
        </text:list-item>
        <text:list-item>
          <text:p text:style-name="P26">final_scan_files()</text:p>
        </text:list-item>
        <text:list-item>
          <text:p text:style-name="P26"><text:soft-page-break/>final_scan_volume()</text:p>
        </text:list-item>
        <text:list-item>
          <text:p text:style-name="P26">restore_files</text:p>
        </text:list-item>
        <text:list-item>
          <text:p text:style-name="P26">restore_volume().</text:p>
        </text:list-item>
      </text:list>
      <text:p text:style-name="Text_20_body">Below is a general layout of the migration function calls. <text:s/>The functions listed with and asterisk (*) are optional. <text:s/>The functions listed with a plus sign (+) are started in a new thread.</text:p>
      <text:p text:style-name="Text_20_body"/>
      <text:p text:style-name="P32">migrate_files() <text:s text:c="2"/>-&gt; <text:s/>migrate() <text:s/>-&gt; + copy_files() <text:s text:c="6"/>-&gt; read_files()</text:p>
      <text:p text:style-name="P32">migrate_volume() <text:s/>-&gt; <text:s/>migrate() <text:s/>-&gt; + write_new_files() <text:s/>-&gt; write_files()</text:p>
      <text:p text:style-name="P32"><text:s text:c="33"/>-&gt; +* final_scan() <text:s text:c="5"/>-&gt; final_scan_file()</text:p>
      <text:p text:style-name="P32"><text:s text:c="62"/>^</text:p>
      <text:p text:style-name="P32"><text:s text:c="62"/>|</text:p>
      <text:p text:style-name="P32">final_scan_files() <text:s/>-------------------------------------------</text:p>
      <text:p text:style-name="P32">final_scan_volume() ------------------------------------------|</text:p>
      <text:p text:style-name="P32"/>
      <text:p text:style-name="P32">restore_files() <text:s text:c="2"/>-&gt; restore_file()</text:p>
      <text:p text:style-name="P32"><text:s text:c="7"/>^</text:p>
      <text:p text:style-name="P32"><text:s text:c="7"/>|</text:p>
      <text:p text:style-name="P32">restore_volume()</text:p>
      <text:h text:style-name="Heading_20_3" text:outline-level="3">Migration, Duplication and Cloning</text:h>
      <text:p text:style-name="Text_20_body">The migration code takes volumes, BFIDs or filenames <text:s/>as inputs on the command line. <text:s/>When a volume is supplied it is internally converted into a list of BFIDs. <text:s/>Filenames are also internally converted into the corresponding BFID.</text:p>
      <text:p text:style-name="Text_20_body"/>
      <text:p text:style-name="Text_20_body">The migration code performs file transfers using multiple threads of execution. <text:s/>Three threads are setup for reading and six more threads are setup for writing. <text:s/>While one thread is transferring the others are performing metadata sanity checks. <text:s/>This keeps a request in the library manager queue and avoids delays between file transfers when the mover requests the next transfer request. <text:s/>A one to two correspondence exists between each reading thread and two of the writing threads. <text:s/>The first writing thread only handles active files, while the second writing thread handles deleted files. <text:s/>In most cases this allows for more efficient tape handling by limiting the tape mount and dismounts from <text:soft-page-break/>writing active and deleted files to separate tapes.</text:p>
      <text:p text:style-name="Text_20_body"/>
      <text:p text:style-name="Text_20_body">Most of the setup work is performed in the migrate() function. <text:s/>This function handles queue creation, queue size and low water mark configuration and thread creation. <text:s/>In a new thread it passes copy_files() what to read and ties the corresponding queues to the correct write thread. <text:s/>The output of copy_files() is the inclusion of the file information into the correct queue. <text:s/>From there, the write_new_files() function running in its own thread reads the file information from its queue and writes the file to tape. <text:s/>The copy_file() and write_new_file() are used inside copy_files() and write_new_files(), respectively, to read or write one file at a time per thread. <text:s/>The read thread signals the write thread that there will be no additional files to write by putting a sentinel value at the end of the queue.</text:p>
      <text:p text:style-name="Text_20_body"/>
      <text:p text:style-name="Text_20_body">The key difference between migration and duplication is the function called during the swapping step. <text:s/>For migration it is swap_metadata() and for duplication it is duplicate_metadata(). <text:s/>Both functions:</text:p>
      <text:list text:style-name="L8">
        <text:list-item>
          <text:p text:style-name="P24">insert a record into the migration table</text:p>
        </text:list-item>
      </text:list>
      <text:p text:style-name="Text_20_body">swap_metadata() also modifies the:</text:p>
      <text:list text:style-name="L7">
        <text:list-item>
          <text:p text:style-name="P35">original PNFS file layer 4 or Chimera file xattr volume label information</text:p>
        </text:list-item>
        <text:list-item>
          <text:p text:style-name="P35">original PNFS file layer 4 or Chimera file xattr location cookie information</text:p>
        </text:list-item>
        <text:list-item>
          <text:p text:style-name="P35">the new file's file table information to contain original filename</text:p>
        </text:list-item>
        <text:list-item>
          <text:p text:style-name="P35">the new file's file table information to contain original PNFS or Chimera ID</text:p>
        </text:list-item>
      </text:list>
      <text:p text:style-name="Text_20_body">Additionally, duplicate_metadata():</text:p>
      <text:list text:style-name="L9">
        <text:list-item>
          <text:p text:style-name="P25">inserts a record into the file_copies_map table</text:p>
        </text:list-item>
      </text:list>
      <text:p text:style-name="Text_20_body"/>
      <text:p text:style-name="Text_20_body">Optionally, the output files can be scanned immediately using final_scan() after all the files have been written to the destination tape. <text:s/>This is only useful in limited cases, like remigrating a single file. <text:s/>A separate queue exists between each write thread and each scan thread. <text:s/>The scan thread only starts scanning after having received the sentinel value from the write thread; a notable difference from how the read-to-write queue is <text:soft-page-break/>normally used.</text:p>
      <text:h text:style-name="Heading_20_3" text:outline-level="3">Scanning</text:h>
      <text:p text:style-name="Text_20_body">After files are written to a destination tape, they need to be read back to verify that there has not been any data corruption. <text:s/>This is done sequentially by specifying the destination tapes inside the final_scan_volume() function or a list of BFIDs to the final_scan_files() function. <text:s/>Two modes exist:</text:p>
      <text:list text:style-name="L1">
        <text:list-item>
          <text:p text:style-name="P3">Use encp in the traditional way to read the file to /dev/null.</text:p>
        </text:list-item>
        <text:list-item>
          <text:p text:style-name="P3">Use volume_assert in CRC verify mode to have the mover read the files without writing the data anywhere.</text:p>
        </text:list-item>
      </text:list>
      <text:p text:style-name="Text_20_body">As of this writing, there is a library manager defect that prevents the library manager from giving admin priority to volume assert requests. <text:s/>This can have the effect of stopping migration when the system is busy.</text:p>
      <text:p text:style-name="Text_20_body"/>
      <text:p text:style-name="Text_20_body">It is not recommended to use ‑‑use-volume-assert while supplying a list of BFIDs for scanning.</text:p>
      <text:p text:style-name="Text_20_body"/>
      <text:p text:style-name="Text_20_body">It is necessary to “scan” a destination volume in order to mark the source files as closed in the migration table even if ‑‑with-final-scan was used during the migration or duplication.</text:p>
      <text:h text:style-name="Heading_20_3" text:outline-level="3">Restoring</text:h>
      <text:p text:style-name="Text_20_body">Restoring is currently only implemented for migration and cloning. <text:s/>It puts the metadata back such that the original file migrated is once again the files users will get if they try and read the file. <text:s/>If a BFID or a list of BFIDs is supplied then restore_files() is called. <text:s/>If a volume is specified, then restore_volume() is called; which in turn calls restore_files(). <text:s/>The restore_files() function in turn calls restore_file() to actually perform the file restore.</text:p>
      <text:p text:style-name="Text_20_body"/>
      <text:p text:style-name="Text_20_body">At this time, to closest equivalent to this for duplication is to recycle the destination tape <text:soft-page-break/>and erase the .deleted volume. <text:s/>Care must be used. <text:s/>If the primary and copy status of the files have been swapped with <text:span text:style-name="T1">swap_original_and_copy.py</text:span> then the metadata in PNFS or Chimera will point to metadata that has been purged from the database. <text:s/>The first “S” column in the‑‑status output should contain a “P” and the second “S” column should contain a “C” in it for all files corresponding to the destination tape.</text:p>
      <text:h text:style-name="Heading_20_3" text:outline-level="3">Status</text:h>
      <text:p text:style-name="Text_20_body">There are three useful switches that only report information to the user.</text:p>
      <text:list text:style-name="L2">
        <text:list-item>
          <text:p text:style-name="P5">‑‑status: <text:s text:c="2"/>reports a lot of different information for all files on a volume. <text:s/>One volume can have many types of migration related to different states. <text:s/>For example, it can be a destination volume from one migration and also the source volume for a second migration. <text:s/>This command can also report on multiple copies created using the encp multiple copy feature.<text:line-break/><text:line-break/>In order to report on all of these possibilities, an SQL statement unions four sub-select queries together. <text:s/>To speed this up each sub-select has its own sub query to just obtain the BFIDs belonging to each specified volume. <text:s/>Then this file list is joined against the migration and file_copies_map tables in the database. <text:s/>It was found that joining to the entire file table then limiting the output using a where clause was very slow and a postmaster processes tied up an entire CPU; thus limiting the search to the files we care about first saves a lot of time by not joining with all the other millions of files in the file table in the database.<text:line-break/><text:line-break/>Each of the four sub-select queries then report at least one row per file. <text:s/>This is to prevent holes in the output. <text:s/>The first two sub queries primarily look at the migration table; one when the files are source files and one when they are destination files. <text:s/>If corresponding information is found in the file_copies_map table, then this additional information for duplication is included also. <text:s/>The second two queries, look for primary and multiple copies in the file_copies_map file without any corresponding migration information in the migration table. <text:s/>A current_bfid field is included so that the output processing can determine what side of a migration, duplication, cloning or multiple copy the row belongs to.</text:p>
          <text:p text:style-name="P5"><text:line-break/><text:soft-page-break/>The processing of the returned database information is then processed to identify which of the four selects found anything of interest to report. <text:s/>Then for the interesting cases it loops over the resulting information ignoring rows it should and reporting rows relevant to the current migration/duplication/cloning/multiple_copy status being output.<text:line-break/><text:line-break/>The bad_file table is joined twice in each sub-query, once for the source/primary file and another for the destination/copy file. <text:s/>This is done to eliminate two additional queries that would otherwise need to be performed later while formating the output.</text:p>
        </text:list-item>
        <text:list-item>
          <text:p text:style-name="P5">--migrated-to: <text:s/>Reports all the destination volumes that contain at least one source file on the specified volume(s). <text:s/>A simple and straight forward SQL statement is currently used.</text:p>
        </text:list-item>
        <text:list-item>
          <text:p text:style-name="P5">--migrated-from: <text:s/>Reports all the source volumes that contain at least one destination file on the specified volume(s). <text:s/>A simple and straight forward SQL statement is currently used.</text:p>
        </text:list-item>
      </text:list>
      <text:h text:style-name="Heading_20_2" text:outline-level="2">Database Tables</text:h>
      <text:h text:style-name="Heading_20_3" text:outline-level="3">migration</text:h>
      <text:p text:style-name="Text_20_body">The migration table stores the mapping of source files to destination files. <text:s/>It contains six important fields.</text:p>
      <text:list text:style-name="L3">
        <text:list-item>
          <text:p text:style-name="P7">src_bfid: <text:s/>A string containing the source/original BFID.</text:p>
        </text:list-item>
        <text:list-item>
          <text:p text:style-name="P7">dst_bfid: <text:s/>A string containing the destination BFID.</text:p>
        </text:list-item>
        <text:list-item>
          <text:p text:style-name="P7">copied: <text:s/>A time stamp of the time when the destination copy is written to the new tape. <text:s/>This is when the migration record is created. <text:s/>This field is set during the migration phase.</text:p>
        </text:list-item>
        <text:list-item>
          <text:p text:style-name="P7">swapped: <text:s/>A time stamp of the time when the PNFS layer, file table, and migration table metadata is swapped to point to the new copy. <text:s/>For duplication, this is when the new copy is added to the file_copies_map table. <text:s/>This field is set during the migration phase.</text:p>
        </text:list-item>
        <text:list-item>
          <text:p text:style-name="P7"><text:soft-page-break/>checked: <text:s/>A time stamp of the time when the new copy of the file has been read back and verified to not be corrupted. <text:s/>Normally, this is filled in during the scanning phase using ‑‑scan, but optionally can be done during the migration phase using ‑‑with-final-scan.</text:p>
        </text:list-item>
        <text:list-item>
          <text:p text:style-name="P7">closed: <text:s/>A time stamp of when the source file is marked deleted in the database; migration and cloning only. <text:s/>For duplication, this is a no-op. <text:s/>This field is set during the scanning phase using -scan.</text:p>
        </text:list-item>
      </text:list>
      <text:p text:style-name="Text_20_body">The pair of src_bfid and dst_bfid fields must be unique in the database table. <text:s/>Originally, each of these two columns needed to be unique, but this was found to prevent migration from correctly recording when multiple destination copies were made.</text:p>
      <text:h text:style-name="Heading_20_3" text:outline-level="3">migration_history</text:h>
      <text:p text:style-name="Text_20_body">This table is to volumes what the migration table is to files. <text:s/>It contains six fields:</text:p>
      <text:list text:style-name="L4">
        <text:list-item>
          <text:p text:style-name="P13">src: <text:s/>This is the source volume label represented as a string.</text:p>
        </text:list-item>
        <text:list-item>
          <text:p text:style-name="P13">dst: <text:s/>This is the destination volume label represented as a string.</text:p>
        </text:list-item>
        <text:list-item>
          <text:p text:style-name="P13">src_vol_id: <text:s/>Integer value that keys to the volume table id field. <text:s/>It corresponds to the source volume.</text:p>
        </text:list-item>
        <text:list-item>
          <text:p text:style-name="P13">dst_vol_id: <text:s/>Integer value that keys to the volume table id field. <text:s/>It corresponds to the destination volume.</text:p>
        </text:list-item>
        <text:list-item>
          <text:p text:style-name="P13">time: <text:s/>Time stamp when the source volume has completed being migrated. <text:s/>Deleted and bad files may be ignored by user request.</text:p>
        </text:list-item>
        <text:list-item>
          <text:p text:style-name="P13">closed_time: <text:s/>Time stamp when all the files on the source volume have been flagged as closed. <text:s/>Deleted and bad files may be ignored by user request.</text:p>
        </text:list-item>
      </text:list>
      <text:p text:style-name="Text_20_body">There may be many pairs of volume information. <text:s/>Some source volumes might have some of its destination volume pairs all filled in, while other are not. <text:s/>A source volume is not considered closed until all destination pairs have been completely filled in.</text:p>
      <text:p text:style-name="Text_20_body"/>
      <text:p text:style-name="Text_20_body">The src_vol_id and dst_vol_id fields are used in many web page and plot creation scripts to, but not limited to: <text:s/>identify media_type <text:s/>system_inhibit information from the volume table. <text:s/>If a volume's metadata is purged from the database, i.e. the .deleted volume is <text:soft-page-break/>erased, the record that the src and dst volumes were migrated are kept, but the ability to include it in specific media type reports and plots is lost.</text:p>
      <text:h text:style-name="Heading_20_3" text:outline-level="3">file_copies_map</text:h>
      <text:p text:style-name="Text_20_body">This table contains the mapping of the primary and multiple copies. <text:s/>If created using encp alone this table contains the only record. <text:s/>If created using duplication then a corresponding record is also inserted into the migration table.</text:p>
      <text:list text:style-name="L5">
        <text:list-item>
          <text:p text:style-name="P19">bfid: <text:s/>The primary BFID.</text:p>
        </text:list-item>
        <text:list-item>
          <text:p text:style-name="P19">alt_bfid: <text:s/>The copy BFID.</text:p>
        </text:list-item>
      </text:list>
      <text:p text:style-name="Text_20_body">It is possible to swap the primary and copy BFID using the swap_original_and_copy.py script. <text:s/>This modifies PNFS layers and swaps the values of the bfid and alt_bfid fields. <text:s/>This applies for both duplicated files and multiple copy files using the multiple copy feature of encp. <text:s/>This does add an extra set of complexity to pulling information out of the file_copies_map and migration tables, especially for the ‑‑status output. <text:s/>Normally, <text:s/>src_bfid correlates to bfid and dst_bfid correlates to alt_bfid, but this is not guaranteed.</text:p>
      <text:h text:style-name="Heading_20_3" text:outline-level="3">active_file_copying</text:h>
      <text:p text:style-name="Text_20_body">When the mover completes writing an original copy to tape, in addition to the regular metdata it inserts into the file table it also inserts information into the active_file_copying table. <text:s/>This table holds the intent of the user to make an extra copy of the original file just written to tape.</text:p>
      <text:list text:style-name="L6">
        <text:list-item>
          <text:p text:style-name="P21">bfid: <text:s/>The BFID of the original file that the user request have an extra copy (or more) made.</text:p>
        </text:list-item>
        <text:list-item>
          <text:p text:style-name="P21">remaining: <text:s/>The number of extra copies the user requested to be made.</text:p>
        </text:list-item>
        <text:list-item>
          <text:p text:style-name="P21">time: <text:s/>The time when the mover inserted the record into the database after successfully writing the original copy.</text:p>
        </text:list-item>
      </text:list>
      <text:p text:style-name="Text_20_body">This table becomes the input list to duplicate when ‑‑make-failed-copies is supplied on the command line. <text:s/>This mode of operation is indented to be run by a regularly scheduled cronjob. <text:s/>When the multiple copy is successfully made the remaining field is reduced by 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adornments="Bold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left="1in" fo:margin-right="0in" fo:margin-top="0in" fo:margin-bottom="0.0835in" fo:text-indent="0in" style:auto-text-indent="false"/>
      <style:text-properties style:font-name="Nimbus Roman No9 L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left="0in" fo:margin-right="0in" fo:text-indent="0in" style:auto-text-indent="false" style:page-number="auto"/>
      <style:text-properties style:font-name="Nimbus Sans L" fo:font-size="158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75in" fo:margin-right="0in" fo:text-indent="-0.5in" style:auto-text-indent="false"/>
      <style:text-properties style:font-name="Nimbus Sans L" fo:font-size="20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1.25in" fo:margin-right="0in" fo:text-indent="-1in" style:auto-text-indent="false"/>
      <style:text-properties style:font-name="Nimbus Sans L" fo:font-size="16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text:style-name="Numbering_20_Symbols" style:num-prefix="Chapter " style:num-suffix=": " style:num-format="1">
        <style:list-level-properties text:min-label-width="1in" text:min-label-distance="0.15in"/>
      </text:outline-level-style>
      <text:outline-level-style text:level="2" text:style-name="Numbering_20_Symbols" style:num-format="1" text:display-levels="2">
        <style:list-level-properties text:space-before="0.25in" text:min-label-width="0.5in" text:min-label-distance="0.15in"/>
      </text:outline-level-style>
      <text:outline-level-style text:level="3" text:style-name="Numbering_20_Symbols" style:num-format="1" text:display-levels="3">
        <style:list-level-properties text:space-before="0.25in"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right_5f_page_5f_footer" style:display-name="right_page_footer" style:family="table">
      <style:table-properties style:width="6.9146in" fo:margin-left="0in" fo:margin-right="0.0104in" table:align="margins"/>
    </style:style>
    <style:style style:name="right_5f_page_5f_footer.A" style:display-name="right_page_footer.A" style:family="table-column">
      <style:table-column-properties style:column-width="6.4417in" style:rel-column-width="61056*"/>
    </style:style>
    <style:style style:name="right_5f_page_5f_footer.B" style:display-name="right_page_footer.B" style:family="table-column">
      <style:table-column-properties style:column-width="0.4729in" style:rel-column-width="4479*"/>
    </style:style>
    <style:style style:name="right_5f_page_5f_footer.A1" style:display-name="right_page_footer.A1" style:family="table-cell">
      <style:table-cell-properties fo:padding="0.0382in" fo:border-left="none" fo:border-right="none" fo:border-top="0.0139in solid #000000" fo:border-bottom="none"/>
    </style:style>
    <style:style style:name="left_5f_page_5f_footer" style:display-name="left_page_footer" style:family="table">
      <style:table-properties style:width="6.9271in" fo:margin-left="0in" fo:margin-right="-0.0021in" table:align="margins"/>
    </style:style>
    <style:style style:name="left_5f_page_5f_footer.A" style:display-name="left_page_footer.A" style:family="table-column">
      <style:table-column-properties style:column-width="0.416in" style:rel-column-width="3936*"/>
    </style:style>
    <style:style style:name="left_5f_page_5f_footer.B" style:display-name="left_page_footer.B" style:family="table-column">
      <style:table-column-properties style:column-width="6.5111in" style:rel-column-width="61599*"/>
    </style:style>
    <style:style style:name="left_5f_page_5f_footer.A1" style:display-name="left_page_footer.A1" style:family="table-cell">
      <style:table-cell-properties fo:padding="0.0382in" fo:border-left="none" fo:border-right="none" fo:border-top="0.0139in solid #000000" fo:border-bottom="none"/>
    </style:style>
    <style:style style:name="P1" style:family="paragraph" style:parent-style-name="Table_20_Contents">
      <style:paragraph-properties fo:text-align="center" style:justify-single-word="false" fo:padding="0in" fo:border="none" style:shadow="none"/>
    </style:style>
    <style:style style:name="P2" style:family="paragraph" style:parent-style-name="Table_20_Contents">
      <style:paragraph-properties fo:text-align="start" style:justify-single-word="false" fo:padding="0in" fo:border="none" style:shadow="none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/>
    <style:master-page style:name="First_20_Page" style:display-name="First Page" style:page-layout-name="pm1" style:next-style-name="Left_20_Page"/>
    <style:master-page style:name="Right_20_Page" style:display-name="Right Page" style:page-layout-name="pm2" style:next-style-name="Left_20_Page">
      <style:footer>
        <text:p text:style-name="Footer"/>
        <table:table table:name="right_page_footer" table:style-name="right_5f_page_5f_footer">
          <table:table-column table:style-name="right_5f_page_5f_footer.A"/>
          <table:table-column table:style-name="right_5f_page_5f_footer.B"/>
          <table:table-row>
            <table:table-cell table:style-name="right_5f_page_5f_footer.A1" office:value-type="string">
              <text:p text:style-name="P1"><text:chapter text:display="name" text:outline-level="1"/></text:p>
            </table:table-cell>
            <table:table-cell table:style-name="right_5f_page_5f_footer.A1" office:value-type="string">
              <text:p text:style-name="Table_20_Contents"><text:page-number text:select-page="current"/></text:p>
            </table:table-cell>
          </table:table-row>
        </table:table>
        <text:p text:style-name="Standard"/>
      </style:footer>
    </style:master-page>
    <style:master-page style:name="Left_20_Page" style:display-name="Left Page" style:page-layout-name="pm3" style:next-style-name="Right_20_Page">
      <style:footer>
        <text:p text:style-name="Footer"/>
      </style:footer>
      <style:footer-left>
        <text:p text:style-name="Footer"/>
        <table:table table:name="left_page_footer" table:style-name="left_5f_page_5f_footer">
          <table:table-column table:style-name="left_5f_page_5f_footer.A"/>
          <table:table-column table:style-name="left_5f_page_5f_footer.B"/>
          <table:table-row>
            <table:table-cell table:style-name="left_5f_page_5f_footer.A1" office:value-type="string">
              <text:p text:style-name="P2"><text:page-number text:select-page="current"/></text:p>
            </table:table-cell>
            <table:table-cell table:style-name="left_5f_page_5f_footer.A1" office:value-type="string">
              <text:p text:style-name="P1"><text:chapter text:display="name" text:outline-level="1"/></text:p>
            </table:table-cell>
          </table:table-row>
        </table:table>
        <text:p text:style-name="Standard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8-10-07T13:33:07</meta:creation-date>
    <dc:date>2010-03-23T17:27:55</dc:date>
    <meta:editing-cycles>54</meta:editing-cycles>
    <meta:editing-duration>PT3H59M6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8" meta:paragraph-count="91" meta:word-count="2368" meta:character-count="14274"/>
  </office:meta>
</office:document-meta>
</file>